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AS Monospace" svg:font-family="'SAS Monospace'" style:font-family-generic="modern"/>
    <style:font-face style:name="Courier New" svg:font-family="'Courier New'" style:font-family-generic="modern" style:font-pitch="fixed"/>
    <style:font-face style:name="Thorndale AMT" svg:font-family="'Thorndale AMT'"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92in" style:rel-column-width="5957*"/>
    </style:style>
    <style:style style:name="Table1.K" style:family="table-column">
      <style:table-column-properties style:column-width="0.6306in" style:rel-column-width="5965*"/>
    </style:style>
    <style:style style:name="Table1.A1" style:family="table-cell">
      <style:table-cell-properties fo:padding="0.0382in" fo:border-left="0.0007in solid #000000" fo:border-right="none" fo:border-top="0.0007in solid #000000" fo:border-bottom="0.0007in solid #000000"/>
    </style:style>
    <style:style style:name="Table1.K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K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Thorndale AMT"/>
    </style:style>
    <style:style style:name="P2" style:family="paragraph" style:parent-style-name="Standard">
      <style:paragraph-properties style:text-autospace="none"/>
      <style:text-properties style:font-name="Thorndale AMT" fo:font-size="8pt" style:font-name-asian="SAS Monospace" style:font-size-asian="8pt" style:font-name-complex="SAS Monospace" style:font-size-complex="8pt"/>
    </style:style>
    <style:style style:name="P3" style:family="paragraph" style:parent-style-name="Standard">
      <style:paragraph-properties style:text-autospace="none"/>
      <style:text-properties style:font-name="Thorndale AMT" fo:font-size="12pt" style:font-name-asian="SAS Monospace" style:font-size-asian="12pt" style:font-name-complex="SAS Monospace" style:font-size-complex="12pt"/>
    </style:style>
    <style:style style:name="P4" style:family="paragraph" style:parent-style-name="Standard">
      <style:paragraph-properties style:text-autospace="none"/>
    </style:style>
    <style:style style:name="P5" style:family="paragraph" style:parent-style-name="Standard">
      <style:paragraph-properties style:text-autospace="none"/>
      <style:text-properties fo:color="#000000" style:font-name="Courier New" fo:font-size="10pt" fo:font-weight="normal" fo:background-color="#ffffff" style:font-name-asian="Courier New" style:font-size-asian="10pt" style:font-weight-asian="normal" style:font-name-complex="Courier New" style:font-size-complex="10pt" style:font-weight-complex="normal"/>
    </style:style>
    <style:style style:name="P6" style:family="paragraph" style:parent-style-name="Standard">
      <style:text-properties fo:color="#000000" style:font-name="Courier New" fo:font-size="10pt" fo:background-color="#ffffff" style:font-name-asian="Courier New" style:font-size-asian="10pt" style:font-name-complex="Courier New" style:font-size-complex="10pt"/>
    </style:style>
    <style:style style:name="P7" style:family="paragraph" style:parent-style-name="Standard">
      <style:paragraph-properties style:text-autospace="none"/>
      <style:text-properties fo:color="#000000" style:font-name="Courier New" fo:font-size="10pt" fo:background-color="#ffffff" style:font-name-asian="Courier New" style:font-size-asian="10pt" style:font-name-complex="Courier New" style:font-size-complex="10pt"/>
    </style:style>
    <style:style style:name="P8" style:family="paragraph" style:parent-style-name="Standard">
      <style:text-properties style:font-name="SAS Monospace" fo:font-size="8pt" style:font-name-asian="SAS Monospace" style:font-size-asian="8pt" style:font-name-complex="SAS Monospace" style:font-size-complex="8pt"/>
    </style:style>
    <style:style style:name="P9" style:family="paragraph" style:parent-style-name="Standard">
      <style:paragraph-properties style:text-autospace="none"/>
      <style:text-properties style:font-name="SAS Monospace" fo:font-size="8pt" style:font-name-asian="SAS Monospace" style:font-size-asian="8pt" style:font-name-complex="SAS Monospace" style:font-size-complex="8pt"/>
    </style:style>
    <style:style style:name="P10" style:family="paragraph" style:parent-style-name="Table_20_Heading">
      <style:text-properties style:font-name="Thorndale AMT" fo:font-size="8pt" style:font-size-asian="8pt" style:font-size-complex="8pt"/>
    </style:style>
    <style:style style:name="P11" style:family="paragraph" style:parent-style-name="Table_20_Contents">
      <style:text-properties style:font-name="Thorndale AMT" fo:font-size="8pt" style:font-size-asian="8pt" style:font-size-complex="8pt"/>
    </style:style>
    <style:style style:name="P12" style:family="paragraph" style:parent-style-name="Standard">
      <style:paragraph-properties style:text-autospace="none"/>
      <style:text-properties style:font-name="Thorndale AMT" fo:font-size="12pt" style:font-name-asian="SAS Monospace" style:font-size-asian="12pt" style:font-name-complex="SAS Monospace" style:font-size-complex="12pt"/>
    </style:style>
    <style:style style:name="T1" style:family="text">
      <style:text-properties fo:color="#000080" style:font-name="Courier New" fo:font-size="10pt" fo:font-weight="bold" fo:background-color="#ffffff" style:font-name-asian="Courier New" style:font-size-asian="10pt" style:font-weight-asian="bold" style:font-name-complex="Courier New" style:font-size-complex="10pt" style:font-weight-complex="bold"/>
    </style:style>
    <style:style style:name="T2" style:family="text">
      <style:text-properties fo:color="#000000" style:font-name="Courier New" fo:font-size="10pt" fo:font-weight="normal" fo:background-color="#ffffff" style:font-name-asian="Courier New" style:font-size-asian="10pt" style:font-weight-asian="normal" style:font-name-complex="Courier New" style:font-size-complex="10pt" style:font-weight-complex="normal"/>
    </style:style>
    <style:style style:name="T3" style:family="text">
      <style:text-properties fo:color="#0000ff" style:font-name="Courier New" fo:font-size="10pt" fo:font-weight="normal" fo:background-color="#ffffff" style:font-name-asian="Courier New" style:font-size-asian="10pt" style:font-weight-asian="normal" style:font-name-complex="Courier New" style:font-size-complex="10pt" style:font-weight-complex="normal"/>
    </style:style>
    <style:style style:name="T4" style:family="text">
      <style:text-properties fo:color="#800080" style:font-name="Courier New" fo:font-size="10pt" fo:font-weight="normal" fo:background-color="#ffffff" style:font-name-asian="Courier New" style:font-size-asian="10pt" style:font-weight-asian="normal" style:font-name-complex="Courier New" style:font-size-complex="10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table below shows the words for the numbers 1-10 in some different European languages:</text:p>
      <text:p text:style-name="P1"/>
      <table:table table:name="Table1" table:style-name="Table1">
        <table:table-column table:style-name="Table1.A" table:number-columns-repeated="10"/>
        <table:table-column table:style-name="Table1.K"/>
        <table:table-row>
          <table:table-cell table:style-name="Table1.A1" office:value-type="string">
            <text:p text:style-name="P10">English</text:p>
          </table:table-cell>
          <table:table-cell table:style-name="Table1.A1" office:value-type="string">
            <text:p text:style-name="P10">Norwegian</text:p>
          </table:table-cell>
          <table:table-cell table:style-name="Table1.A1" office:value-type="string">
            <text:p text:style-name="P10">Danish</text:p>
          </table:table-cell>
          <table:table-cell table:style-name="Table1.A1" office:value-type="string">
            <text:p text:style-name="P10">Dutch</text:p>
          </table:table-cell>
          <table:table-cell table:style-name="Table1.A1" office:value-type="string">
            <text:p text:style-name="P10">German</text:p>
          </table:table-cell>
          <table:table-cell table:style-name="Table1.A1" office:value-type="string">
            <text:p text:style-name="P10">French</text:p>
          </table:table-cell>
          <table:table-cell table:style-name="Table1.A1" office:value-type="string">
            <text:p text:style-name="P10">Spanish</text:p>
          </table:table-cell>
          <table:table-cell table:style-name="Table1.A1" office:value-type="string">
            <text:p text:style-name="P10">Italian</text:p>
          </table:table-cell>
          <table:table-cell table:style-name="Table1.A1" office:value-type="string">
            <text:p text:style-name="P10">Polish</text:p>
          </table:table-cell>
          <table:table-cell table:style-name="Table1.A1" office:value-type="string">
            <text:p text:style-name="P10">Hungarian</text:p>
          </table:table-cell>
          <table:table-cell table:style-name="Table1.K1" office:value-type="string">
            <text:p text:style-name="P10">Finnish </text:p>
          </table:table-cell>
        </table:table-row>
        <table:table-row>
          <table:table-cell table:style-name="Table1.A2" office:value-type="string">
            <text:p text:style-name="P11">One</text:p>
          </table:table-cell>
          <table:table-cell table:style-name="Table1.A2" office:value-type="string">
            <text:p text:style-name="P11">en</text:p>
          </table:table-cell>
          <table:table-cell table:style-name="Table1.A2" office:value-type="string">
            <text:p text:style-name="P11">en</text:p>
          </table:table-cell>
          <table:table-cell table:style-name="Table1.A2" office:value-type="string">
            <text:p text:style-name="P11">een</text:p>
          </table:table-cell>
          <table:table-cell table:style-name="Table1.A2" office:value-type="string">
            <text:p text:style-name="P11">eins</text:p>
          </table:table-cell>
          <table:table-cell table:style-name="Table1.A2" office:value-type="string">
            <text:p text:style-name="P11">un</text:p>
          </table:table-cell>
          <table:table-cell table:style-name="Table1.A2" office:value-type="string">
            <text:p text:style-name="P11">uno</text:p>
          </table:table-cell>
          <table:table-cell table:style-name="Table1.A2" office:value-type="string">
            <text:p text:style-name="P11">uno</text:p>
          </table:table-cell>
          <table:table-cell table:style-name="Table1.A2" office:value-type="string">
            <text:p text:style-name="P11">jeden</text:p>
          </table:table-cell>
          <table:table-cell table:style-name="Table1.A2" office:value-type="string">
            <text:p text:style-name="P11">egy</text:p>
          </table:table-cell>
          <table:table-cell table:style-name="Table1.K2" office:value-type="string">
            <text:p text:style-name="P11">yksi</text:p>
          </table:table-cell>
        </table:table-row>
        <table:table-row>
          <table:table-cell table:style-name="Table1.A2" office:value-type="string">
            <text:p text:style-name="P11">two</text:p>
          </table:table-cell>
          <table:table-cell table:style-name="Table1.A2" office:value-type="string">
            <text:p text:style-name="P11">to</text:p>
          </table:table-cell>
          <table:table-cell table:style-name="Table1.A2" office:value-type="string">
            <text:p text:style-name="P11">to</text:p>
          </table:table-cell>
          <table:table-cell table:style-name="Table1.A2" office:value-type="string">
            <text:p text:style-name="P11">twee</text:p>
          </table:table-cell>
          <table:table-cell table:style-name="Table1.A2" office:value-type="string">
            <text:p text:style-name="P11">zwei</text:p>
          </table:table-cell>
          <table:table-cell table:style-name="Table1.A2" office:value-type="string">
            <text:p text:style-name="P11">deux</text:p>
          </table:table-cell>
          <table:table-cell table:style-name="Table1.A2" office:value-type="string">
            <text:p text:style-name="P11">dos</text:p>
          </table:table-cell>
          <table:table-cell table:style-name="Table1.A2" office:value-type="string">
            <text:p text:style-name="P11">due</text:p>
          </table:table-cell>
          <table:table-cell table:style-name="Table1.A2" office:value-type="string">
            <text:p text:style-name="P11">dwa</text:p>
          </table:table-cell>
          <table:table-cell table:style-name="Table1.A2" office:value-type="string">
            <text:p text:style-name="P11">ketto</text:p>
          </table:table-cell>
          <table:table-cell table:style-name="Table1.K2" office:value-type="string">
            <text:p text:style-name="P11">kaksi</text:p>
          </table:table-cell>
        </table:table-row>
        <table:table-row>
          <table:table-cell table:style-name="Table1.A2" office:value-type="string">
            <text:p text:style-name="P11">three</text:p>
          </table:table-cell>
          <table:table-cell table:style-name="Table1.A2" office:value-type="string">
            <text:p text:style-name="P11">tre</text:p>
          </table:table-cell>
          <table:table-cell table:style-name="Table1.A2" office:value-type="string">
            <text:p text:style-name="P11">tre</text:p>
          </table:table-cell>
          <table:table-cell table:style-name="Table1.A2" office:value-type="string">
            <text:p text:style-name="P11">drie</text:p>
          </table:table-cell>
          <table:table-cell table:style-name="Table1.A2" office:value-type="string">
            <text:p text:style-name="P11">drei</text:p>
          </table:table-cell>
          <table:table-cell table:style-name="Table1.A2" office:value-type="string">
            <text:p text:style-name="P11">trois</text:p>
          </table:table-cell>
          <table:table-cell table:style-name="Table1.A2" office:value-type="string">
            <text:p text:style-name="P11">tres</text:p>
          </table:table-cell>
          <table:table-cell table:style-name="Table1.A2" office:value-type="string">
            <text:p text:style-name="P11">tre</text:p>
          </table:table-cell>
          <table:table-cell table:style-name="Table1.A2" office:value-type="string">
            <text:p text:style-name="P11">trzy</text:p>
          </table:table-cell>
          <table:table-cell table:style-name="Table1.A2" office:value-type="string">
            <text:p text:style-name="P11">harom</text:p>
          </table:table-cell>
          <table:table-cell table:style-name="Table1.K2" office:value-type="string">
            <text:p text:style-name="P11">kolme</text:p>
          </table:table-cell>
        </table:table-row>
        <table:table-row>
          <table:table-cell table:style-name="Table1.A2" office:value-type="string">
            <text:p text:style-name="P11">four</text:p>
          </table:table-cell>
          <table:table-cell table:style-name="Table1.A2" office:value-type="string">
            <text:p text:style-name="P11">fire</text:p>
          </table:table-cell>
          <table:table-cell table:style-name="Table1.A2" office:value-type="string">
            <text:p text:style-name="P11">fire</text:p>
          </table:table-cell>
          <table:table-cell table:style-name="Table1.A2" office:value-type="string">
            <text:p text:style-name="P11">vier</text:p>
          </table:table-cell>
          <table:table-cell table:style-name="Table1.A2" office:value-type="string">
            <text:p text:style-name="P11">vier</text:p>
          </table:table-cell>
          <table:table-cell table:style-name="Table1.A2" office:value-type="string">
            <text:p text:style-name="P11">quatre</text:p>
          </table:table-cell>
          <table:table-cell table:style-name="Table1.A2" office:value-type="string">
            <text:p text:style-name="P11">cuatro</text:p>
          </table:table-cell>
          <table:table-cell table:style-name="Table1.A2" office:value-type="string">
            <text:p text:style-name="P11">quattro</text:p>
          </table:table-cell>
          <table:table-cell table:style-name="Table1.A2" office:value-type="string">
            <text:p text:style-name="P11">cztery</text:p>
          </table:table-cell>
          <table:table-cell table:style-name="Table1.A2" office:value-type="string">
            <text:p text:style-name="P11">negy</text:p>
          </table:table-cell>
          <table:table-cell table:style-name="Table1.K2" office:value-type="string">
            <text:p text:style-name="P11">nelja</text:p>
          </table:table-cell>
        </table:table-row>
        <table:table-row>
          <table:table-cell table:style-name="Table1.A2" office:value-type="string">
            <text:p text:style-name="P11">five</text:p>
          </table:table-cell>
          <table:table-cell table:style-name="Table1.A2" office:value-type="string">
            <text:p text:style-name="P11">fem</text:p>
          </table:table-cell>
          <table:table-cell table:style-name="Table1.A2" office:value-type="string">
            <text:p text:style-name="P11">fem</text:p>
          </table:table-cell>
          <table:table-cell table:style-name="Table1.A2" office:value-type="string">
            <text:p text:style-name="P11">vijf</text:p>
          </table:table-cell>
          <table:table-cell table:style-name="Table1.A2" office:value-type="string">
            <text:p text:style-name="P11">funf</text:p>
          </table:table-cell>
          <table:table-cell table:style-name="Table1.A2" office:value-type="string">
            <text:p text:style-name="P11">cinq</text:p>
          </table:table-cell>
          <table:table-cell table:style-name="Table1.A2" office:value-type="string">
            <text:p text:style-name="P11">cinco</text:p>
          </table:table-cell>
          <table:table-cell table:style-name="Table1.A2" office:value-type="string">
            <text:p text:style-name="P11">cinque</text:p>
          </table:table-cell>
          <table:table-cell table:style-name="Table1.A2" office:value-type="string">
            <text:p text:style-name="P11">piec</text:p>
          </table:table-cell>
          <table:table-cell table:style-name="Table1.A2" office:value-type="string">
            <text:p text:style-name="P11">ot</text:p>
          </table:table-cell>
          <table:table-cell table:style-name="Table1.K2" office:value-type="string">
            <text:p text:style-name="P11">viisi</text:p>
          </table:table-cell>
        </table:table-row>
        <table:table-row>
          <table:table-cell table:style-name="Table1.A2" office:value-type="string">
            <text:p text:style-name="P11">six</text:p>
          </table:table-cell>
          <table:table-cell table:style-name="Table1.A2" office:value-type="string">
            <text:p text:style-name="P11">seks</text:p>
          </table:table-cell>
          <table:table-cell table:style-name="Table1.A2" office:value-type="string">
            <text:p text:style-name="P11">seks</text:p>
          </table:table-cell>
          <table:table-cell table:style-name="Table1.A2" office:value-type="string">
            <text:p text:style-name="P11">zes</text:p>
          </table:table-cell>
          <table:table-cell table:style-name="Table1.A2" office:value-type="string">
            <text:p text:style-name="P11">sechs</text:p>
          </table:table-cell>
          <table:table-cell table:style-name="Table1.A2" office:value-type="string">
            <text:p text:style-name="P11">six</text:p>
          </table:table-cell>
          <table:table-cell table:style-name="Table1.A2" office:value-type="string">
            <text:p text:style-name="P11">seis</text:p>
          </table:table-cell>
          <table:table-cell table:style-name="Table1.A2" office:value-type="string">
            <text:p text:style-name="P11">sei</text:p>
          </table:table-cell>
          <table:table-cell table:style-name="Table1.A2" office:value-type="string">
            <text:p text:style-name="P11">szesc</text:p>
          </table:table-cell>
          <table:table-cell table:style-name="Table1.A2" office:value-type="string">
            <text:p text:style-name="P11">hat</text:p>
          </table:table-cell>
          <table:table-cell table:style-name="Table1.K2" office:value-type="string">
            <text:p text:style-name="P11">kuusi</text:p>
          </table:table-cell>
        </table:table-row>
        <table:table-row>
          <table:table-cell table:style-name="Table1.A2" office:value-type="string">
            <text:p text:style-name="P11">seven</text:p>
          </table:table-cell>
          <table:table-cell table:style-name="Table1.A2" office:value-type="string">
            <text:p text:style-name="P11">sju</text:p>
          </table:table-cell>
          <table:table-cell table:style-name="Table1.A2" office:value-type="string">
            <text:p text:style-name="P11">syv</text:p>
          </table:table-cell>
          <table:table-cell table:style-name="Table1.A2" office:value-type="string">
            <text:p text:style-name="P11">zeven</text:p>
          </table:table-cell>
          <table:table-cell table:style-name="Table1.A2" office:value-type="string">
            <text:p text:style-name="P11">sieben</text:p>
          </table:table-cell>
          <table:table-cell table:style-name="Table1.A2" office:value-type="string">
            <text:p text:style-name="P11">sept</text:p>
          </table:table-cell>
          <table:table-cell table:style-name="Table1.A2" office:value-type="string">
            <text:p text:style-name="P11">siete</text:p>
          </table:table-cell>
          <table:table-cell table:style-name="Table1.A2" office:value-type="string">
            <text:p text:style-name="P11">sette</text:p>
          </table:table-cell>
          <table:table-cell table:style-name="Table1.A2" office:value-type="string">
            <text:p text:style-name="P11">siedem</text:p>
          </table:table-cell>
          <table:table-cell table:style-name="Table1.A2" office:value-type="string">
            <text:p text:style-name="P11">het</text:p>
          </table:table-cell>
          <table:table-cell table:style-name="Table1.K2" office:value-type="string">
            <text:p text:style-name="P11">seitseman</text:p>
          </table:table-cell>
        </table:table-row>
        <table:table-row>
          <table:table-cell table:style-name="Table1.A2" office:value-type="string">
            <text:p text:style-name="P11">eight</text:p>
          </table:table-cell>
          <table:table-cell table:style-name="Table1.A2" office:value-type="string">
            <text:p text:style-name="P11">atte</text:p>
          </table:table-cell>
          <table:table-cell table:style-name="Table1.A2" office:value-type="string">
            <text:p text:style-name="P11">otte</text:p>
          </table:table-cell>
          <table:table-cell table:style-name="Table1.A2" office:value-type="string">
            <text:p text:style-name="P11">acht</text:p>
          </table:table-cell>
          <table:table-cell table:style-name="Table1.A2" office:value-type="string">
            <text:p text:style-name="P11">acht</text:p>
          </table:table-cell>
          <table:table-cell table:style-name="Table1.A2" office:value-type="string">
            <text:p text:style-name="P11">huit</text:p>
          </table:table-cell>
          <table:table-cell table:style-name="Table1.A2" office:value-type="string">
            <text:p text:style-name="P11">ocho</text:p>
          </table:table-cell>
          <table:table-cell table:style-name="Table1.A2" office:value-type="string">
            <text:p text:style-name="P11">otto</text:p>
          </table:table-cell>
          <table:table-cell table:style-name="Table1.A2" office:value-type="string">
            <text:p text:style-name="P11">osiem</text:p>
          </table:table-cell>
          <table:table-cell table:style-name="Table1.A2" office:value-type="string">
            <text:p text:style-name="P11">nyolc</text:p>
          </table:table-cell>
          <table:table-cell table:style-name="Table1.K2" office:value-type="string">
            <text:p text:style-name="P11">kahdeksan</text:p>
          </table:table-cell>
        </table:table-row>
        <table:table-row>
          <table:table-cell table:style-name="Table1.A2" office:value-type="string">
            <text:p text:style-name="P11">nine</text:p>
          </table:table-cell>
          <table:table-cell table:style-name="Table1.A2" office:value-type="string">
            <text:p text:style-name="P11">ni</text:p>
          </table:table-cell>
          <table:table-cell table:style-name="Table1.A2" office:value-type="string">
            <text:p text:style-name="P11">ni</text:p>
          </table:table-cell>
          <table:table-cell table:style-name="Table1.A2" office:value-type="string">
            <text:p text:style-name="P11">negen</text:p>
          </table:table-cell>
          <table:table-cell table:style-name="Table1.A2" office:value-type="string">
            <text:p text:style-name="P11">neun</text:p>
          </table:table-cell>
          <table:table-cell table:style-name="Table1.A2" office:value-type="string">
            <text:p text:style-name="P11">neuf</text:p>
          </table:table-cell>
          <table:table-cell table:style-name="Table1.A2" office:value-type="string">
            <text:p text:style-name="P11">nueve</text:p>
          </table:table-cell>
          <table:table-cell table:style-name="Table1.A2" office:value-type="string">
            <text:p text:style-name="P11">nove</text:p>
          </table:table-cell>
          <table:table-cell table:style-name="Table1.A2" office:value-type="string">
            <text:p text:style-name="P11">dziewiec</text:p>
          </table:table-cell>
          <table:table-cell table:style-name="Table1.A2" office:value-type="string">
            <text:p text:style-name="P11">kilenc</text:p>
          </table:table-cell>
          <table:table-cell table:style-name="Table1.K2" office:value-type="string">
            <text:p text:style-name="P11">yhdeksan</text:p>
          </table:table-cell>
        </table:table-row>
        <table:table-row>
          <table:table-cell table:style-name="Table1.A2" office:value-type="string">
            <text:p text:style-name="P11">ten</text:p>
          </table:table-cell>
          <table:table-cell table:style-name="Table1.A2" office:value-type="string">
            <text:p text:style-name="P11">ti</text:p>
          </table:table-cell>
          <table:table-cell table:style-name="Table1.A2" office:value-type="string">
            <text:p text:style-name="P11">ti</text:p>
          </table:table-cell>
          <table:table-cell table:style-name="Table1.A2" office:value-type="string">
            <text:p text:style-name="P11">tien</text:p>
          </table:table-cell>
          <table:table-cell table:style-name="Table1.A2" office:value-type="string">
            <text:p text:style-name="P11">zehn</text:p>
          </table:table-cell>
          <table:table-cell table:style-name="Table1.A2" office:value-type="string">
            <text:p text:style-name="P11">dix</text:p>
          </table:table-cell>
          <table:table-cell table:style-name="Table1.A2" office:value-type="string">
            <text:p text:style-name="P11">diez</text:p>
          </table:table-cell>
          <table:table-cell table:style-name="Table1.A2" office:value-type="string">
            <text:p text:style-name="P11">dieci</text:p>
          </table:table-cell>
          <table:table-cell table:style-name="Table1.A2" office:value-type="string">
            <text:p text:style-name="P11">dziesiec</text:p>
          </table:table-cell>
          <table:table-cell table:style-name="Table1.A2" office:value-type="string">
            <text:p text:style-name="P11">tiz</text:p>
          </table:table-cell>
          <table:table-cell table:style-name="Table1.K2" office:value-type="string">
            <text:p text:style-name="P11">kymmenen</text:p>
          </table:table-cell>
        </table:table-row>
      </table:table>
      <text:p text:style-name="P1"/>
      <text:p text:style-name="P1">One way of assessing the similarity of the words is to say they are “similar” if the words begin with the same letter and “different” if they don't. For any pair of languages, we can therefore define a “dissimilarity” to be the number of number of words out of the 10 that differ in their first letter. A language has dissimilarity 0 with itself. This gives us a dissimilarity table like this:</text:p>
      <text:p text:style-name="P1"/>
      <text:p text:style-name="P6">en 0 2 2 <text:s/>7 6 <text:s/>6 <text:s text:c="2"/>6 <text:s/>6 <text:s/>7 <text:s/>9 9</text:p>
      <text:p text:style-name="P7">no 2 0 1 <text:s/>5 4 <text:s/>6 <text:s text:c="2"/>6 <text:s/>6 <text:s/>7 <text:s/>8 9</text:p>
      <text:p text:style-name="P7">dk 2 1 0 <text:s/>6 5 <text:s/>6 <text:s text:c="2"/>5 <text:s/>5 <text:s/>6 <text:s/>8 9</text:p>
      <text:p text:style-name="P7">nl 7 5 6 <text:s/>0 5 <text:s/>9 <text:s text:c="2"/>9 <text:s/>9 10 <text:s/>8 9</text:p>
      <text:p text:style-name="P7">de 6 4 5 <text:s/>5 0 <text:s/>7 <text:s text:c="2"/>7 <text:s/>7 <text:s/>8 <text:s/>9 9</text:p>
      <text:p text:style-name="P7">fr 6 6 6 <text:s/>9 7 <text:s/>0 <text:s text:c="2"/>2 <text:s/>1 <text:s/>5 10 9</text:p>
      <text:p text:style-name="P7">es 6 6 5 <text:s/>9 7 <text:s/>2 <text:s text:c="2"/>0 <text:s/>1 <text:s/>3 10 9</text:p>
      <text:p text:style-name="P7">it 6 6 5 <text:s/>9 7 <text:s/>1 <text:s text:c="2"/>1 <text:s/>0 <text:s/>4 10 8</text:p>
      <text:p text:style-name="P7">pl 7 7 6 10 8 <text:s/>5 <text:s text:c="2"/>3 <text:s/>4 <text:s/>0 10 9</text:p>
      <text:p text:style-name="P7">hu 9 8 8 <text:s/>8 9 <text:s/>10 10 10 10 <text:s/>0 8</text:p>
      <text:p text:style-name="P7">sf 9 9 9 <text:s/>9 9 <text:s/>9 <text:s text:c="2"/>9 <text:s/>8 <text:s/>9 <text:s/>8 0</text:p>
      <text:p text:style-name="P1"/>
      <text:p text:style-name="P1">We can then feed this into a cluster analysis to see whether the results agree with our intuition about the “closeness” of different languages (and if not, why not). </text:p>
      <text:p text:style-name="P1"/>
      <text:p text:style-name="P1">We first have to worry about reading in the dissimilarities. SAS has a special “distance” format you can use for this, with code like this:</text:p>
      <text:p text:style-name="P1"/>
      <text:p text:style-name="P1"><text:span text:style-name="T1">data</text:span><text:span text:style-name="T2"> lang(type=distance);</text:span></text:p>
      <text:p text:style-name="P4"><text:span text:style-name="T2"><text:tab/></text:span><text:span text:style-name="T3">infile</text:span><text:span text:style-name="T2"> </text:span><text:span text:style-name="T4">"one-ten.dat"</text:span><text:span text:style-name="T2">;</text:span></text:p>
      <text:p text:style-name="P4"><text:span text:style-name="T2"><text:tab/></text:span><text:span text:style-name="T3">input</text:span><text:span text:style-name="T2"> lang $ en no dk nl de fr es it pl hu sf;</text:span></text:p>
      <text:p text:style-name="P1"/>
      <text:p text:style-name="P1">Note that one of the variables, here “lang”, has to match the variable names being read in (the languages, here) so that SAS can make a proper table of “distances”. </text:p>
      <text:p text:style-name="P1"/>
      <text:p text:style-name="P1">This will be a “hierarchical” cluster analysis, so we start with all the individuals (languages) in clusters by themselves and finish with all the languages in one cluster. This makes sense here because we are interested in the clustering history: which languages are “most like” others. PROC CLUSTER does this kind of thing. You specify a method according to whether you want single-linkage, complete-linkage, Ward's method or something else. Here, we'll join clusters according to their closest members, so single-linkage is what we want. Following that we need to display the results, for which PROC TREE <text:soft-page-break/>is good. The “outtree” option on the PROC CLUSTER line creates an output data set so that TREE knows what to display (the most recently created data set):</text:p>
      <text:p text:style-name="P1"/>
      <text:p text:style-name="P1"><text:span text:style-name="T1">proc</text:span><text:span text:style-name="T2"> </text:span><text:span text:style-name="T1">cluster</text:span><text:span text:style-name="T2"> </text:span><text:span text:style-name="T3">method</text:span><text:span text:style-name="T2">=single outtree=tree;</text:span></text:p>
      <text:p text:style-name="P4"><text:span text:style-name="T2"><text:s text:c="2"/></text:span><text:span text:style-name="T3">id</text:span><text:span text:style-name="T2"> lang;</text:span></text:p>
      <text:p text:style-name="P5"/>
      <text:p text:style-name="P4"><text:span text:style-name="T1">proc</text:span><text:span text:style-name="T2"> </text:span><text:span text:style-name="T1">tree</text:span><text:span text:style-name="T2"> </text:span><text:span text:style-name="T3">horizontal</text:span><text:span text:style-name="T2"> </text:span><text:span text:style-name="T3">lineprinter</text:span><text:span text:style-name="T2">;</text:span></text:p>
      <text:p text:style-name="P4"><text:span text:style-name="T2"><text:s text:c="2"/></text:span><text:span text:style-name="T3">id</text:span><text:span text:style-name="T2"> lang;</text:span></text:p>
      <text:p text:style-name="P1"/>
      <text:p text:style-name="P1">I like my trees horizontal, but that's a matter of taste. “Lineprinter” means not to invoke fancy graphics. </text:p>
      <text:p text:style-name="P1"/>
      <text:p text:style-name="P1">Output:</text:p>
      <text:p text:style-name="P1"/>
      <text:p text:style-name="P8"><text:s text:c="42"/>The SAS System <text:s text:c="5"/>13:35 Tuesday, December 23, 2008 <text:s text:c="2"/>5</text:p>
      <text:p text:style-name="P9"/>
      <text:p text:style-name="P9"><text:s text:c="38"/>The CLUSTER Procedure</text:p>
      <text:p text:style-name="P9"><text:s text:c="33"/>Single Linkage Cluster Analysis</text:p>
      <text:p text:style-name="P9"/>
      <text:p text:style-name="P9"><text:s text:c="26"/>Mean Distance Between Observations <text:s text:c="3"/>6.672727</text:p>
      <text:p text:style-name="P9"/>
      <text:p text:style-name="P9"/>
      <text:p text:style-name="P9"><text:s text:c="41"/>Cluster History</text:p>
      <text:p text:style-name="P9"><text:s text:c="67"/>Norm <text:s text:c="3"/>T</text:p>
      <text:p text:style-name="P9"><text:s text:c="68"/>Min <text:s text:c="3"/>i</text:p>
      <text:p text:style-name="P9"><text:s text:c="24"/>NCL <text:s text:c="3"/>--Clusters Joined--- <text:s text:c="5"/>FREQ <text:s text:c="5"/>Dist <text:s text:c="3"/>e</text:p>
      <text:p text:style-name="P9"/>
      <text:p text:style-name="P9"><text:s text:c="25"/>10 <text:s text:c="3"/>no <text:s text:c="9"/>dk <text:s text:c="14"/>2 <text:s text:c="3"/>0.1499 <text:s text:c="3"/>T</text:p>
      <text:p text:style-name="P9"><text:s text:c="26"/>9 <text:s text:c="3"/>fr <text:s text:c="9"/>it <text:s text:c="14"/>2 <text:s text:c="3"/>0.1499 <text:s text:c="3"/>T</text:p>
      <text:p text:style-name="P9"><text:s text:c="26"/>8 <text:s text:c="3"/>CL9 <text:s text:c="8"/>es <text:s text:c="14"/>3 <text:s text:c="3"/>0.1499</text:p>
      <text:p text:style-name="P9"><text:s text:c="26"/>7 <text:s text:c="3"/>en <text:s text:c="9"/>CL10 <text:s text:c="12"/>3 <text:s text:c="3"/>0.2997</text:p>
      <text:p text:style-name="P9"><text:s text:c="26"/>6 <text:s text:c="3"/>CL8 <text:s text:c="8"/>pl <text:s text:c="14"/>4 <text:s text:c="3"/>0.4496</text:p>
      <text:p text:style-name="P9"><text:s text:c="26"/>5 <text:s text:c="3"/>CL7 <text:s text:c="8"/>de <text:s text:c="14"/>4 <text:s text:c="3"/>0.5995</text:p>
      <text:p text:style-name="P9"><text:s text:c="26"/>4 <text:s text:c="3"/>CL5 <text:s text:c="8"/>nl <text:s text:c="14"/>5 <text:s text:c="3"/>0.7493 <text:s text:c="3"/>T</text:p>
      <text:p text:style-name="P9"><text:s text:c="26"/>3 <text:s text:c="3"/>CL4 <text:s text:c="8"/>CL6 <text:s text:c="13"/>9 <text:s text:c="3"/>0.7493</text:p>
      <text:p text:style-name="P9"><text:s text:c="26"/>2 <text:s text:c="3"/>CL3 <text:s text:c="8"/>hu <text:s text:c="13"/>10 <text:s text:c="3"/>1.1989 <text:s text:c="3"/>T</text:p>
      <text:p text:style-name="P9"><text:s text:c="26"/>1 <text:s text:c="3"/>CL2 <text:s text:c="8"/>sf <text:s text:c="13"/>11 <text:s text:c="3"/>1.1989</text:p>
      <text:p text:style-name="P2"/>
      <text:p text:style-name="P3">Reading down from the top, first Norwegian and Danish are joined together into a cluster, then French and Italian, then “cluster 9” (French and Italian) is joined to Spanish, then cluster 10 (Norwegian and Danish is joined to English, and so on. Finally Finnish is joined to a cluster containing all the other languages and we are done.</text:p>
      <text:p text:style-name="P3"/>
      <text:p text:style-name="P3">This is easier to see as a picture (next page):</text:p>
      <text:p text:style-name="P3"/>
      <text:p text:style-name="P3"/>
      <text:p text:style-name="P3"/>
      <text:p text:style-name="P3"/>
      <text:p text:style-name="P3"/>
      <text:p text:style-name="P3"/>
      <text:p text:style-name="P9"><text:s text:c="42"/>The SAS System <text:s text:c="5"/>13:35 Tuesday, December 23, 2008 <text:s text:c="2"/>6</text:p>
      <text:p text:style-name="P9"/>
      <text:p text:style-name="P9"><text:s text:c="40"/>The TREE Procedure</text:p>
      <text:p text:style-name="P9"><text:s text:c="33"/>Single Linkage Cluster Analysis</text:p>
      <text:p text:style-name="P9"/>
      <text:p text:style-name="P9"><text:s text:c="35"/>Minimum Distance Between Clusters</text:p>
      <text:p text:style-name="P9"/>
      <text:p text:style-name="P9"><text:soft-page-break/><text:s text:c="9"/>1.2 <text:s text:c="2"/>1.1 <text:s text:c="4"/>1 <text:s text:c="4"/>0.9 <text:s text:c="3"/>0.8 <text:s text:c="3"/>0.7 <text:s text:c="3"/>0.6 <text:s text:c="3"/>0.5 <text:s text:c="3"/>0.4 <text:s text:c="3"/>0.3 <text:s text:c="3"/>0.2 <text:s text:c="3"/>0.1 <text:s text:c="4"/>0</text:p>
      <text:p text:style-name="P9"><text:s text:c="9"/>+------+------+------+------+------+------+------+------+------+------+------+------+</text:p>
      <text:p text:style-name="P9"><text:s text:c="6"/>en XXXXXXXXXXXXXXXXXXXXXXXXXXXXXXXXXXXXXXXXXXXXXXXXXXXXXXXXXXXXXXXX.....................</text:p>
      <text:p text:style-name="P9"><text:s text:c="9"/>XXXXXXXXXXXXXXXXXXXXXXXXXXXXXXXXXXXXXXXXXXXXXXXXXXXXXXXXXXXXXXXX</text:p>
      <text:p text:style-name="P9"><text:s text:c="9"/>XXXXXXXXXXXXXXXXXXXXXXXXXXXXXXXXXXXXXXXXXXXXXXXXXXXXXXXXXXXXXXXX</text:p>
      <text:p text:style-name="P9"><text:s text:c="6"/>no XXXXXXXXXXXXXXXXXXXXXXXXXXXXXXXXXXXXXXXXXXXXXXXXXXXXXXXXXXXXXXXXXXXXXXXXXXX..........</text:p>
      <text:p text:style-name="P9"><text:s text:c="9"/>XXXXXXXXXXXXXXXXXXXXXXXXXXXXXXXXXXXXXXXXXXXXXXXXXXXXXXXXXXXXXXXXXXXXXXXXXXX</text:p>
      <text:p text:style-name="P9"><text:s text:c="9"/>XXXXXXXXXXXXXXXXXXXXXXXXXXXXXXXXXXXXXXXXXXXXXXXXXXXXXXXXXXXXXXXXXXXXXXXXXXX</text:p>
      <text:p text:style-name="P9"><text:s text:c="6"/>dk XXXXXXXXXXXXXXXXXXXXXXXXXXXXXXXXXXXXXXXXXXXXXXXXXXXXXXXXXXXXXXXXXXXXXXXXXXX..........</text:p>
      <text:p text:style-name="P9"><text:s text:c="9"/>XXXXXXXXXXXXXXXXXXXXXXXXXXXXXXXXXXXXXXXXXXX</text:p>
      <text:p text:style-name="P9"><text:s text:c="9"/>XXXXXXXXXXXXXXXXXXXXXXXXXXXXXXXXXXXXXXXXXXX</text:p>
      <text:p text:style-name="P9"><text:s text:c="6"/>de XXXXXXXXXXXXXXXXXXXXXXXXXXXXXXXXXXXXXXXXXXX..........................................</text:p>
      <text:p text:style-name="P9"><text:s text:c="9"/>XXXXXXXXXXXXXXXXXXXXXXXXXXXXXXXXX</text:p>
      <text:p text:style-name="P9"><text:s text:c="9"/>XXXXXXXXXXXXXXXXXXXXXXXXXXXXXXXXX</text:p>
      <text:p text:style-name="P9"><text:s text:c="6"/>nl XXXXXXXXXXXXXXXXXXXXXXXXXXXXXXXXX....................................................</text:p>
      <text:p text:style-name="P9"><text:s text:c="3"/>l <text:s text:c="4"/>XXXXXXXXXXXXXXXXXXXXXXXXXXXXXXXXX</text:p>
      <text:p text:style-name="P9"><text:s text:c="3"/>a <text:s text:c="4"/>XXXXXXXXXXXXXXXXXXXXXXXXXXXXXXXXX</text:p>
      <text:p text:style-name="P9"><text:s text:c="3"/>n <text:s/>fr XXXXXXXXXXXXXXXXXXXXXXXXXXXXXXXXXXXXXXXXXXXXXXXXXXXXXXXXXXXXXXXXXXXXXXXXXXX..........</text:p>
      <text:p text:style-name="P9"><text:s text:c="3"/>g <text:s text:c="4"/>XXXXXXXXXXXXXXXXXXXXXXXXXXXXXXXXXXXXXXXXXXXXXXXXXXXXXXXXXXXXXXXXXXXXXXXXXXX</text:p>
      <text:p text:style-name="P9"><text:s text:c="9"/>XXXXXXXXXXXXXXXXXXXXXXXXXXXXXXXXXXXXXXXXXXXXXXXXXXXXXXXXXXXXXXXXXXXXXXXXXXX</text:p>
      <text:p text:style-name="P9"><text:s text:c="6"/>it XXXXXXXXXXXXXXXXXXXXXXXXXXXXXXXXXXXXXXXXXXXXXXXXXXXXXXXXXXXXXXXXXXXXXXXXXXX..........</text:p>
      <text:p text:style-name="P9"><text:s text:c="9"/>XXXXXXXXXXXXXXXXXXXXXXXXXXXXXXXXXXXXXXXXXXXXXXXXXXXXXXXXXXXXXXXXXXXXXXXXXXX</text:p>
      <text:p text:style-name="P9"><text:s text:c="9"/>XXXXXXXXXXXXXXXXXXXXXXXXXXXXXXXXXXXXXXXXXXXXXXXXXXXXXXXXXXXXXXXXXXXXXXXXXXX</text:p>
      <text:p text:style-name="P9"><text:s text:c="6"/>es XXXXXXXXXXXXXXXXXXXXXXXXXXXXXXXXXXXXXXXXXXXXXXXXXXXXXXXXXXXXXXXXXXXXXXXXXXX..........</text:p>
      <text:p text:style-name="P9"><text:s text:c="9"/>XXXXXXXXXXXXXXXXXXXXXXXXXXXXXXXXXXXXXXXXXXXXXXXXXXXXXX</text:p>
      <text:p text:style-name="P9"><text:s text:c="9"/>XXXXXXXXXXXXXXXXXXXXXXXXXXXXXXXXXXXXXXXXXXXXXXXXXXXXXX</text:p>
      <text:p text:style-name="P9"><text:s text:c="6"/>pl XXXXXXXXXXXXXXXXXXXXXXXXXXXXXXXXXXXXXXXXXXXXXXXXXXXXXX...............................</text:p>
      <text:p text:style-name="P9"><text:s text:c="9"/>X</text:p>
      <text:p text:style-name="P9"><text:s text:c="9"/>X</text:p>
      <text:p text:style-name="P9"><text:s text:c="6"/>hu X....................................................................................</text:p>
      <text:p text:style-name="P9"><text:s text:c="9"/>X</text:p>
      <text:p text:style-name="P9"><text:s text:c="9"/>X</text:p>
      <text:p text:style-name="P9"><text:s text:c="6"/>sf X....................................................................................</text:p>
      <text:p text:style-name="P3"/>
      <text:p text:style-name="P3">Read this from the right. The Xs mark clusters. Thus at distance about 0.14, Norwegian and Danish are joined into one cluster, and French, Italian and Spanish into another. At distance 0.3 English joins the Norwegian-Danish group, and at distance about 0.45 Polish <text:s/>joins French, Italian and Spanish. I find this clearer to read.</text:p>
      <text:p text:style-name="P3"/>
      <text:p text:style-name="P3">Does this go with our intuition? Certainly the three Romance languages become a cluster early on, and the five Germanic languages eventually form a cluster (English, Norwegian, Danish, German, Dutch), with Hungarian and Finnish, which are linguistically very different from the others, only dragged kicking and screaming into a cluster at the end. You can quibble about how late Dutch joins the Germanic cluster, but for such a crude measure of dissimilarity, the cluster analysis has done a decent job. (If you look at Dutch, the number words are very similar to German, but happen most of the time not to have the same first letter.) Surprisingly Polish joins the Romance cluster. </text:p>
      <text:p text:style-name="P3"/>
      <text:p text:style-name="P3">To change the clustering method, change “method=” on the PROC CLUSTER line to something else. Ward's method gives a different tree:</text:p>
      <text:p text:style-name="P3"/>
      <text:p text:style-name="P9"><text:s text:c="42"/>The SAS System <text:s text:c="5"/>13:35 Tuesday, December 23, 2008 <text:s text:c="2"/>9</text:p>
      <text:p text:style-name="P9"/>
      <text:p text:style-name="P9"><text:s text:c="40"/>The TREE Procedure</text:p>
      <text:p text:style-name="P9"><text:s text:c="29"/>Ward's Minimum Variance Cluster Analysis</text:p>
      <text:p text:style-name="P9"/>
      <text:p text:style-name="P9"><text:s text:c="40"/>Semi-Partial R-Squared</text:p>
      <text:p text:style-name="P9"><text:soft-page-break/></text:p>
      <text:p text:style-name="P9"><text:s text:c="7"/>0.4 <text:s text:c="5"/>0.35 <text:s text:c="7"/>0.3 <text:s text:c="6"/>0.25 <text:s text:c="7"/>0.2 <text:s text:c="6"/>0.15 <text:s text:c="7"/>0.1 <text:s text:c="6"/>0.05 <text:s text:c="8"/>0</text:p>
      <text:p text:style-name="P9"><text:s text:c="7"/>+----------+----------+----------+----------+----------+----------+----------+----------+</text:p>
      <text:p text:style-name="P9"><text:s text:c="4"/>en <text:s text:c="9"/>XXXXXXXXXXXXXXXXXXXXXXXXXXXXXXXXXXXXXXXXXXXXXXXXXXXXXXXXXXXXXXXXXXXXXXXXXXXXXX..</text:p>
      <text:p text:style-name="P9"><text:s text:c="16"/>XXXXXXXXXXXXXXXXXXXXXXXXXXXXXXXXXXXXXXXXXXXXXXXXXXXXXXXXXXXXXXXXXXXXXXXXXXXXXX</text:p>
      <text:p text:style-name="P9"><text:s text:c="16"/>XXXXXXXXXXXXXXXXXXXXXXXXXXXXXXXXXXXXXXXXXXXXXXXXXXXXXXXXXXXXXXXXXXXXXXXXXXXXXX</text:p>
      <text:p text:style-name="P9"><text:s text:c="4"/>no <text:s text:c="9"/>XXXXXXXXXXXXXXXXXXXXXXXXXXXXXXXXXXXXXXXXXXXXXXXXXXXXXXXXXXXXXXXXXXXXXXXXXXXXXXXX</text:p>
      <text:p text:style-name="P9"><text:s text:c="16"/>XXXXXXXXXXXXXXXXXXXXXXXXXXXXXXXXXXXXXXXXXXXXXXXXXXXXXXXXXXXXXXXXXXXXXXXXXXXXXXXX</text:p>
      <text:p text:style-name="P9"><text:s text:c="16"/>XXXXXXXXXXXXXXXXXXXXXXXXXXXXXXXXXXXXXXXXXXXXXXXXXXXXXXXXXXXXXXXXXXXXXXXXXXXXXXXX</text:p>
      <text:p text:style-name="P9"><text:s text:c="4"/>dk <text:s text:c="9"/>XXXXXXXXXXXXXXXXXXXXXXXXXXXXXXXXXXXXXXXXXXXXXXXXXXXXXXXXXXXXXXXXXXXXXXXXXXXXXXXX</text:p>
      <text:p text:style-name="P9"><text:s text:c="16"/>XXXXXXXXXXXXXXXXXXXXXXXXXXXXXXXXXXXXXXXXXXXXXXXXXXXXXXX</text:p>
      <text:p text:style-name="P9"><text:s text:c="16"/>XXXXXXXXXXXXXXXXXXXXXXXXXXXXXXXXXXXXXXXXXXXXXXXXXXXXXXX</text:p>
      <text:p text:style-name="P9"><text:s text:c="4"/>nl <text:s text:c="9"/>XXXXXXXXXXXXXXXXXXXXXXXXXXXXXXXXXXXXXXXXXXXXXXXXXXXXXXXXXXXXXXXXXXXXX...........</text:p>
      <text:p text:style-name="P9"><text:s text:c="16"/>XXXXXXXXXXXXXXXXXXXXXXXXXXXXXXXXXXXXXXXXXXXXXXXXXXXXXXXXXXXXXXXXXXXXX</text:p>
      <text:p text:style-name="P9"><text:s text:c="16"/>XXXXXXXXXXXXXXXXXXXXXXXXXXXXXXXXXXXXXXXXXXXXXXXXXXXXXXXXXXXXXXXXXXXXX</text:p>
      <text:p text:style-name="P9"><text:s text:c="4"/>de <text:s text:c="9"/>XXXXXXXXXXXXXXXXXXXXXXXXXXXXXXXXXXXXXXXXXXXXXXXXXXXXXXXXXXXXXXXXXXXXX...........</text:p>
      <text:p text:style-name="P9"><text:s/>l <text:s text:c="13"/>XXXXXXXXXXXXXXXXX</text:p>
      <text:p text:style-name="P9"><text:s/>a <text:s text:c="13"/>XXXXXXXXXXXXXXXXX</text:p>
      <text:p text:style-name="P9"><text:s/>n <text:s/>hu <text:s text:c="9"/>XXXXXXXXXXXXXXXXXXXXXXXXXXXXXXXXXXXXXXXXXXXXXXXXXXXX............................</text:p>
      <text:p text:style-name="P9"><text:s/>g <text:s text:c="13"/>XXXXXXXXXXXXXXXXXXXXXXXXXXXXXXXXXXXXXXXXXXXXXXXXXXXX</text:p>
      <text:p text:style-name="P9"><text:s text:c="16"/>XXXXXXXXXXXXXXXXXXXXXXXXXXXXXXXXXXXXXXXXXXXXXXXXXXXX</text:p>
      <text:p text:style-name="P9"><text:s text:c="4"/>sf <text:s text:c="9"/>XXXXXXXXXXXXXXXXXXXXXXXXXXXXXXXXXXXXXXXXXXXXXXXXXXXX............................</text:p>
      <text:p text:style-name="P9"><text:s text:c="16"/>X</text:p>
      <text:p text:style-name="P9"><text:s text:c="16"/>X</text:p>
      <text:p text:style-name="P9"><text:s text:c="4"/>fr <text:s text:c="9"/>XXXXXXXXXXXXXXXXXXXXXXXXXXXXXXXXXXXXXXXXXXXXXXXXXXXXXXXXXXXXXXXXXXXXXXXXXXXXXXXX</text:p>
      <text:p text:style-name="P9"><text:s text:c="16"/>XXXXXXXXXXXXXXXXXXXXXXXXXXXXXXXXXXXXXXXXXXXXXXXXXXXXXXXXXXXXXXXXXXXXXXXXXXXXXXXX</text:p>
      <text:p text:style-name="P9"><text:s text:c="16"/>XXXXXXXXXXXXXXXXXXXXXXXXXXXXXXXXXXXXXXXXXXXXXXXXXXXXXXXXXXXXXXXXXXXXXXXXXXXXXXXX</text:p>
      <text:p text:style-name="P9"><text:s text:c="4"/>it <text:s text:c="9"/>XXXXXXXXXXXXXXXXXXXXXXXXXXXXXXXXXXXXXXXXXXXXXXXXXXXXXXXXXXXXXXXXXXXXXXXXXXXXXXXX</text:p>
      <text:p text:style-name="P9"><text:s text:c="16"/>XXXXXXXXXXXXXXXXXXXXXXXXXXXXXXXXXXXXXXXXXXXXXXXXXXXXXXXXXXXXXXXXXXXXXXXXXXXXXXX</text:p>
      <text:p text:style-name="P9"><text:s text:c="16"/>XXXXXXXXXXXXXXXXXXXXXXXXXXXXXXXXXXXXXXXXXXXXXXXXXXXXXXXXXXXXXXXXXXXXXXXXXXXXXXX</text:p>
      <text:p text:style-name="P9"><text:s text:c="4"/>es <text:s text:c="9"/>XXXXXXXXXXXXXXXXXXXXXXXXXXXXXXXXXXXXXXXXXXXXXXXXXXXXXXXXXXXXXXXXXXXXXXXXXXXXXXX.</text:p>
      <text:p text:style-name="P9"><text:s text:c="16"/>XXXXXXXXXXXXXXXXXXXXXXXXXXXXXXXXXXXXXXXXXXXXXXXXXXXXXXXXXXXXXXXXXXXXXX</text:p>
      <text:p text:style-name="P9"><text:s text:c="16"/>XXXXXXXXXXXXXXXXXXXXXXXXXXXXXXXXXXXXXXXXXXXXXXXXXXXXXXXXXXXXXXXXXXXXXX</text:p>
      <text:p text:style-name="P9"><text:s text:c="4"/>pl <text:s text:c="9"/>XXXXXXXXXXXXXXXXXXXXXXXXXXXXXXXXXXXXXXXXXXXXXXXXXXXXXXXXXXXXXXXXXXXXXX..........</text:p>
      <text:p text:style-name="P3"/>
      <text:p text:style-name="P3">Here, Dutch and German get combined earlier (before joining the Germanic group), and Hungarian and Finnish also get combined fairly early. (You can think about which clustering method makes most sense for data like these, where two number words might happen to start with the same first letter by acci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AS Monospace" svg:font-family="'SAS Monospace'" style:font-family-generic="modern"/>
    <style:font-face style:name="Courier New" svg:font-family="'Courier New'" style:font-family-generic="modern" style:font-pitch="fixed"/>
    <style:font-face style:name="Thorndale AMT" svg:font-family="'Thorndale AMT'"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creator>Ken Butler</dc:creator>
    <dc:date>2008-12-31T20:41:25</dc:date>
    <meta:editing-cycles>4</meta:editing-cycles>
    <meta:editing-duration>PT1H39M39S</meta:editing-duration>
    <meta:user-defined meta:name="Info 1"/>
    <meta:user-defined meta:name="Info 2"/>
    <meta:user-defined meta:name="Info 3"/>
    <meta:user-defined meta:name="Info 4"/>
    <meta:document-statistic meta:table-count="1" meta:image-count="0" meta:object-count="0" meta:page-count="4" meta:paragraph-count="245" meta:word-count="1153" meta:character-count="11650"/>
  </office:meta>
</office:document-meta>
</file>